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tandard">
      <style:paragraph-properties fo:line-height="115%"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Text_20_body">
      <style:paragraph-properties fo:line-height="115%" fo:text-align="start" style:justify-single-word="false"/>
      <style:text-properties fo:font-size="14pt" fo:font-style="normal" fo:font-weight="normal" officeooo:rsid="0017c143" officeooo:paragraph-rsid="0017c143" style:font-size-asian="14pt" style:font-style-asian="normal" style:font-weight-asian="normal" style:font-size-complex="14pt" style:font-style-complex="normal" style:font-weight-complex="normal"/>
    </style:style>
    <style:style style:name="P3" style:family="paragraph" style:parent-style-name="Text_20_body">
      <style:text-properties fo:font-size="14pt" officeooo:paragraph-rsid="00192a16" style:font-size-asian="14pt" style:font-size-complex="14pt"/>
    </style:style>
    <style:style style:name="P4" style:family="paragraph" style:parent-style-name="Text_20_body">
      <style:text-properties fo:font-size="14pt" style:font-size-asian="14pt" style:font-size-complex="14pt"/>
    </style:style>
    <style:style style:name="P5" style:family="paragraph" style:parent-style-name="Text_20_body">
      <style:text-properties fo:font-size="14pt" officeooo:paragraph-rsid="001d5faf" style:font-size-asian="14pt" style:font-size-complex="14pt"/>
    </style:style>
    <style:style style:name="T1" style:family="text">
      <style:text-properties officeooo:rsid="00192a16"/>
    </style:style>
    <style:style style:name="T2" style:family="text">
      <style:text-properties officeooo:rsid="001d5f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Сюжет книги «Проміжне покоління»</text:p>
      <text:p text:style-name="P2"/>
      <text:p text:style-name="P2">У 2104 році космічний корабель вже кілька десятиліть летів до іншої галактики. Мета - колонізація нової придатної для життя планети. Перше покоління місії встигло померти, тож подорож продовжували їхні нащадки – "проміжне покоління". Вони народилися і виросли на цьому шатлі, не бачачи ні Землі, ні обіцяної планети. Їхнє завдання - зберегти ресурси і знання предків, аби наступне покоління досягло мети.</text:p>
      <text:p text:style-name="P3">Головний герой <text:span text:style-name="T1">(Марк)</text:span> - пересічний житель шатла. Його будні - вирощування їжі та підтримка життєзабезпечення корабля. Він живе звичайним життям жителя шатла та души не чає у своїй коханій Єві. Вона дуже енергійна, та є просто усім, <text:span text:style-name="T1">що є у Марка на цьому кораблі. Звичайне життя нарушає</text:span> бортовий комп'ютер, <text:span text:style-name="T1">що</text:span> сповіщає, що незабаром вони покинуть Чумацький шлях. Ця звістка викликає хвилю дискусій. Одні вважають, що треба летіти далі за планом. Інші - повертатися на Землю чи зупинитися на екзопланеті Проксіма Центавра <text:span text:style-name="T2">b</text:span>.</text:p>
      <text:p text:style-name="P5">Поки тривають суперечки, система сповіщає, про поламку системи навігації через викид з Проксіми центаври <text:span text:style-name="T2">a</text:span>, через що корабель починає клонити у бік, і він змінює курс у напрямку Проксіми центаври <text:span text:style-name="T2">a, яка є зіркою навіть більшою за Сонце, під час цього руху, щей як на зло у корабель врізається по касательной чималий астероїд, що спричиняє маленький вибух, через що</text:span> частина корабля була пошкоджена, декілька секцій завалило, а зв'язок з ними обірвався.</text:p>
      <text:p text:style-name="P5">Серед відрізаних опинилася і Єва разом з групою дослідників. Інженери та механіки збираються вирушати на експедиція за для порятунку всіх під завалами, а вцілілих агрономів відправляють у капсульні відсіки на випадок ще якихось пошкоджень. Марк підходить дізнатись, чи бачив хтось Єву, але йому кажуть що вона скоріш за все за уламками, після чого його відправляють до агрономів, але він не встигає дійти до відсіку, як його помічає його інструктор, і каже, що їм потрібно більше людей, тому він забирає Марка до розділу механіків.</text:p>
      <text:p text:style-name="P4">Спочатку треба було дістатись до головного відсіку в носі корабля та перезапустити систему навігації та запустити аварійний двигун на час поки все не стабілізується. Потім налагодити тимчасовий зв'язок з відрізаними секціями. І врешті - здійснити вихід у відкритий космос, щоб почати ремонт.</text:p>
      <text:p text:style-name="P4">Зрештою, під проводом профсора Ніколса операція розпочалась. Стажери та механіки які тільки навчались почали розберати завали між секціями в середині корабля, всі ж інші вдягнули скафандри та вийшли у відкритий космос, груба <text:soft-page-break/>Альфа рухалась до головного відсіку, Бета займалась сполученням зв’язку з вцілилими у тих відсіках, ну а Гама у якій був і Марк латали корабель від подряпин після попадання метеориту. Команди мали б працювати як єдиний механізм, і здебільшого так і було, але деякі почали розводити чвари та намагатись зруйнувати спокій колективу через те що рішення так і не було ухвалене і погляди одних людей суперечили поглядам інших, хтось звинувачував агрономів, що вони у безпеці, а не лагодять корабель разом із ними, але всі ці чвари вирішив ...</text:p>
      <text:p text:style-name="P4">З рештою всі були врятовані, а корабель продовжив свій курс на Едем, і ніхто з цим більше не сперечався, а Марк зрозумівши, що життя могло сінчитись будь якої хвилини пропонує Єві одружитись, і вона погоджується.</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0T22:34:30.698805190</meta:creation-date>
    <dc:date>2024-01-03T12:14:29.486150640</dc:date>
    <meta:editing-duration>PT6H10M</meta:editing-duration>
    <meta:editing-cycles>6</meta:editing-cycles>
    <meta:generator>LibreOffice/7.5.9.2$Linux_X86_64 LibreOffice_project/50$Build-2</meta:generator>
    <meta:document-statistic meta:table-count="0" meta:image-count="0" meta:object-count="0" meta:page-count="2" meta:paragraph-count="8" meta:word-count="495" meta:character-count="3205" meta:non-whitespace-character-count="2717"/>
  </office:meta>
</office:document-meta>
</file>